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officeooo:rsid="00033536" officeooo:paragraph-rsid="00033536"/>
    </style:style>
    <style:style style:name="P2" style:family="paragraph" style:parent-style-name="Standard" style:list-style-name="L1">
      <style:text-properties officeooo:rsid="00033536" officeooo:paragraph-rsid="00033536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inuous infinitive</text:p>
      <text:p text:style-name="P1"/>
      <text:p text:style-name="P1">The continuous infinitive refers to the same time as that of the preciding verb and expresses an action in progress or happening over a period of time:</text:p>
      <text:list xml:id="list1072626739815407965" text:style-name="L1">
        <text:list-item>
          <text:p text:style-name="P2">I'm glad <text:span text:style-name="T1">to be sitting</text:span> here.</text:p>
        </text:list-item>
        <text:list-item>
          <text:p text:style-name="P2">You must be joking.</text:p>
        </text:list-item>
        <text:list-item>
          <text:p text:style-name="P2">This time next week, I'll be lying on the beach in Croatia.</text:p>
        </text:list-item>
        <text:list-item>
          <text:p text:style-name="P2">Vincent was reported to be staying in Paris at that tim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1T21:18:56.548269997</meta:creation-date>
    <dc:date>2014-10-31T21:23:13.552403788</dc:date>
    <meta:editing-duration>P0D</meta:editing-duration>
    <meta:editing-cycles>1</meta:editing-cycles>
    <meta:document-statistic meta:table-count="0" meta:image-count="0" meta:object-count="0" meta:page-count="1" meta:paragraph-count="6" meta:word-count="66" meta:character-count="339" meta:non-whitespace-character-count="283"/>
    <meta:generator>LibreOffice/4.2.6.3$Linux_x86 LibreOffice_project/420m0$Build-3</meta:generator>
  </office:meta>
</office:document-meta>
</file>